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Droid Sans" fo:font-size="8pt" officeooo:paragraph-rsid="0019249a" style:font-size-asian="8pt" style:font-size-complex="8pt"/>
    </style:style>
    <style:style style:name="P2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12pt" officeooo:rsid="000a5c83" officeooo:paragraph-rsid="000a5c83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Droid Sans" fo:font-size="14pt" officeooo:rsid="000d74cb" officeooo:paragraph-rsid="00132b7a" style:font-size-asian="14pt" style:font-size-complex="14pt"/>
    </style:style>
    <style:style style:name="P4" style:family="paragraph" style:parent-style-name="Text_20_body">
      <style:text-properties style:font-name="Droid Sans" fo:font-size="13pt" officeooo:rsid="00132b7a" officeooo:paragraph-rsid="0015f811" style:font-size-asian="13pt" style:font-size-complex="13pt"/>
    </style:style>
    <style:style style:name="P5" style:family="paragraph" style:parent-style-name="Frame_20_contents">
      <style:paragraph-properties fo:text-align="center" style:justify-single-word="false"/>
      <style:text-properties style:font-name="Comic Sans MS" fo:font-size="10pt" officeooo:rsid="0011a6d1" officeooo:paragraph-rsid="0011a6d1" style:font-size-asian="10pt" style:font-size-complex="10pt"/>
    </style:style>
    <style:style style:name="P6" style:family="paragraph" style:parent-style-name="Frame_20_contents">
      <style:paragraph-properties fo:text-align="start" style:justify-single-word="false"/>
      <style:text-properties style:font-name="Comic Sans MS" fo:font-size="10pt" officeooo:rsid="0019249a" officeooo:paragraph-rsid="0019249a" style:font-size-asian="10pt" style:font-size-complex="10pt"/>
    </style:style>
    <style:style style:name="P7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8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40pt" fo:font-style="italic" officeooo:rsid="0011a6d1" officeooo:paragraph-rsid="0011a6d1" style:font-name-asian="Droid Sans Fallback" style:font-size-asian="40pt" style:font-style-asian="italic" style:font-name-complex="Lohit Hindi" style:font-size-complex="40pt" style:font-style-complex="italic"/>
    </style:style>
    <style:style style:name="P9" style:family="paragraph" style:parent-style-name="Text_20_body">
      <style:paragraph-properties fo:text-align="center" style:justify-single-word="false"/>
      <style:text-properties style:font-name="Droid Sans" fo:font-size="16pt" fo:font-weight="bold" officeooo:rsid="0011a6d1" officeooo:paragraph-rsid="0011a6d1" style:font-size-asian="16pt" style:font-weight-asian="bold" style:font-size-complex="16pt" style:font-weight-complex="bold"/>
    </style:style>
    <style:style style:name="P10" style:family="paragraph" style:parent-style-name="Text_20_body">
      <style:text-properties style:font-name="Droid Sans" fo:font-size="13pt" officeooo:rsid="00132b7a" officeooo:paragraph-rsid="0015f811" style:font-size-asian="13pt" style:font-size-complex="13pt"/>
    </style:style>
    <style:style style:name="P11" style:family="paragraph" style:parent-style-name="Text_20_body">
      <style:text-properties style:font-name="Droid Sans" fo:font-size="14pt" officeooo:rsid="001b3cb8" officeooo:paragraph-rsid="001b3cb8" style:font-size-asian="14pt" style:font-size-complex="14pt"/>
    </style:style>
    <style:style style:name="P12" style:family="paragraph" style:parent-style-name="Text_20_body">
      <style:text-properties style:font-name="DejaVu Sans Mono" fo:font-size="8pt" officeooo:rsid="001b3cb8" officeooo:paragraph-rsid="001b3cb8" style:font-size-asian="8pt" style:font-size-complex="8pt"/>
    </style:style>
    <style:style style:name="P13" style:family="paragraph" style:parent-style-name="Text_20_body">
      <style:paragraph-properties fo:margin-top="0cm" fo:margin-bottom="0.101cm" style:contextual-spacing="false"/>
      <style:text-properties style:font-name="Droid Sans" fo:font-size="13pt" officeooo:rsid="00132b7a" officeooo:paragraph-rsid="001b3cb8" style:font-size-asian="13pt" style:font-size-complex="13pt"/>
    </style:style>
    <style:style style:name="P14" style:family="paragraph" style:parent-style-name="Text_20_body">
      <style:paragraph-properties fo:margin-top="0cm" fo:margin-bottom="0.101cm" style:contextual-spacing="false"/>
      <style:text-properties style:font-name="Droid Sans" fo:font-size="13pt" officeooo:rsid="001b3cb8" officeooo:paragraph-rsid="001b3cb8" style:font-size-asian="13pt" style:font-size-complex="13pt"/>
    </style:style>
    <style:style style:name="P15" style:family="paragraph" style:parent-style-name="Text_20_body" style:list-style-name="L2">
      <style:paragraph-properties fo:margin-top="0cm" fo:margin-bottom="0.101cm" style:contextual-spacing="false"/>
      <style:text-properties style:font-name="Droid Sans" fo:font-size="13pt" officeooo:rsid="001bcbf1" officeooo:paragraph-rsid="001bcbf1" style:font-size-asian="13pt" style:font-size-complex="13pt"/>
    </style:style>
    <style:style style:name="P16" style:family="paragraph" style:parent-style-name="Text_20_body" style:list-style-name="L1">
      <style:paragraph-properties fo:margin-top="0cm" fo:margin-bottom="0.101cm" style:contextual-spacing="false"/>
      <style:text-properties officeooo:paragraph-rsid="001b3cb8"/>
    </style:style>
    <style:style style:name="P17" style:family="paragraph" style:parent-style-name="Text_20_body" style:list-style-name="L1">
      <style:paragraph-properties fo:margin-top="0cm" fo:margin-bottom="0.101cm" style:contextual-spacing="false"/>
      <style:text-properties officeooo:rsid="001b3cb8" officeooo:paragraph-rsid="001b3cb8"/>
    </style:style>
    <style:style style:name="P18" style:family="paragraph" style:parent-style-name="Text_20_body">
      <style:paragraph-properties fo:margin-top="0cm" fo:margin-bottom="0.101cm" style:contextual-spacing="false" fo:text-align="center" style:justify-single-word="false"/>
      <style:text-properties officeooo:rsid="001b3cb8" officeooo:paragraph-rsid="001b3cb8"/>
    </style:style>
    <style:style style:name="P19" style:family="paragraph" style:parent-style-name="Text_20_body" style:list-style-name="L1">
      <style:paragraph-properties fo:margin-top="0cm" fo:margin-bottom="0.101cm" style:contextual-spacing="false"/>
      <style:text-properties officeooo:rsid="001bcbf1" officeooo:paragraph-rsid="001bcbf1"/>
    </style:style>
    <style:style style:name="P20" style:family="paragraph" style:parent-style-name="Text_20_body">
      <style:paragraph-properties fo:margin-top="0cm" fo:margin-bottom="0.101cm" style:contextual-spacing="false"/>
      <style:text-properties style:font-name="DejaVu Sans Mono" fo:font-size="8pt" officeooo:rsid="001b3cb8" officeooo:paragraph-rsid="001bcbf1" style:font-size-asian="8pt" style:font-size-complex="8pt"/>
    </style:style>
    <style:style style:name="P21" style:family="paragraph" style:parent-style-name="Standard">
      <style:text-properties style:font-name="DejaVu Sans Mono" fo:font-size="8pt" officeooo:paragraph-rsid="00132b7a" style:font-size-asian="8pt" style:font-size-complex="8pt"/>
    </style:style>
    <style:style style:name="P22" style:family="paragraph" style:parent-style-name="Standard">
      <style:text-properties style:font-name="DejaVu Sans Mono" fo:font-size="8pt" officeooo:rsid="001b3cb8" officeooo:paragraph-rsid="001b3cb8" style:font-size-asian="8pt" style:font-size-complex="8pt"/>
    </style:style>
    <style:style style:name="P23" style:family="paragraph" style:parent-style-name="Standard">
      <style:paragraph-properties fo:margin-top="0cm" fo:margin-bottom="0.101cm" style:contextual-spacing="false"/>
      <style:text-properties style:font-name="Droid Sans" fo:font-size="13pt" officeooo:rsid="00132b7a" officeooo:paragraph-rsid="001b3cb8" style:font-size-asian="13pt" style:font-size-complex="13pt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officeooo:rsid="0011a6d1" style:font-name-asian="Droid Sans Fallback" style:font-name-complex="Lohit Hindi"/>
    </style:style>
    <style:style style:name="T3" style:family="text">
      <style:text-properties style:font-name="Droid Sans" fo:font-size="13pt" style:font-size-asian="13pt" style:font-size-complex="13pt"/>
    </style:style>
    <style:style style:name="T4" style:family="text">
      <style:text-properties style:font-name="Droid Sans" fo:font-size="13pt" officeooo:rsid="001b3cb8" style:font-size-asian="13pt" style:font-size-complex="13pt"/>
    </style:style>
    <style:style style:name="T5" style:family="text">
      <style:text-properties fo:font-size="16pt" fo:font-weight="bold" officeooo:rsid="0011a6d1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32b7a" style:font-size-asian="16pt" style:font-weight-asian="bold" style:font-size-complex="16pt" style:font-weight-complex="bold"/>
    </style:style>
    <style:style style:name="T7" style:family="text">
      <style:text-properties style:font-name="DejaVu Sans Mono" fo:font-size="8pt" officeooo:rsid="001b3cb8" style:font-size-asian="8pt" style:font-size-complex="8pt"/>
    </style:style>
    <style:style style:name="T8" style:family="text">
      <style:text-properties officeooo:rsid="001b3cb8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Python <text:span text:style-name="T1">Pi </text:span><text:span text:style-name="T2">Problem Solver</text:span></text:h>
      <text:h text:style-name="P8" text:outline-level="1"><text:span text:style-name="T8">Rainbow</text:span> Road</text:h>
      <text:p text:style-name="Text_20_body"><draw:frame draw:style-name="fr1" draw:name="Frame3" text:anchor-type="paragraph" svg:x="-0.034cm" svg:y="0.256cm" svg:width="17.067cm" draw:z-index="2"><draw:text-box fo:min-height="1.598cm"><text:p text:style-name="P2">The Pi Challenges</text:p><text:p text:style-name="P5">Decide how to write your own program.</text:p><text:p text:style-name="P5">We give you some of the pieces below. <text:s/>You choose how to put them together to solve the problem.</text:p></draw:text-box></draw:frame></text:p>
      <text:p text:style-name="P9">The Challenge</text:p>
      <text:p text:style-name="P11">Last one for building a road. <text:s/>Can you build a road that's all the colours of the rainbow?</text:p>
      <text:p text:style-name="P3"><text:span text:style-name="T5">The </text:span><text:span text:style-name="T6">Bits You Need</text:span></text:p>
      <text:p text:style-name="P14">In Python you can have lists of things:</text:p>
      <text:p text:style-name="P21"><text:span text:style-name="T8">bears = ['Pooh', 'Yogi', 'Paddington' ]</text:span></text:p>
      <text:p text:style-name="P22">for bear in bears:</text:p>
      <text:p text:style-name="P22"><text:tab/>print(bear)</text:p>
      <text:p text:style-name="P22"/>
      <text:p text:style-name="P13"><text:span text:style-name="T8">Try it! <text:s text:c="2"/>You can also have ”dictionaries” that let you remember values using a 'key':</text:span></text:p>
      <text:p text:style-name="P12">foods = {'Pooh' : 'honey', 'Paddington' : 'marmalade', 'Yogi': 'picnics'} </text:p>
      <text:p text:style-name="P12">for b in foods:</text:p>
      <text:p text:style-name="P12"><text:s text:c="5"/>print b, 'loves' , foods[b]</text:p>
      <text:p text:style-name="P12"/>
      <text:p text:style-name="P13"><text:span text:style-name="T8">Can you use the ideas above to build a rainbow road?</text:span></text:p>
      <text:list xml:id="list1723217523325318393" text:style-name="L1">
        <text:list-item>
          <text:p text:style-name="P16"><text:span text:style-name="T4">Have a list of colours, like 'red', 'orange' …</text:span></text:p>
        </text:list-item>
        <text:list-item>
          <text:p text:style-name="P17"><text:span text:style-name="T3">Use a dictionary to remember the number value for the colours:</text:span></text:p>
        </text:list-item>
      </text:list>
      <text:p text:style-name="P18">red: 14</text:p>
      <text:p text:style-name="P18">orange: 1</text:p>
      <text:p text:style-name="P18">yellow: 4</text:p>
      <text:p text:style-name="P18">green: 5</text:p>
      <text:p text:style-name="P18">blue: 3</text:p>
      <text:p text:style-name="P18">indigo: 11</text:p>
      <text:p text:style-name="P18">violet 10</text:p>
      <text:p text:style-name="P23"/>
      <text:list xml:id="list225101176786346" text:continue-numbering="true" text:style-name="L1">
        <text:list-item>
          <text:p text:style-name="P19"><text:span text:style-name="T3">You can put a block of the colour you want using setBlock with an extra parameter, <text:s/>just like in the 'Trail of Destruction' problem solver. <text:s/>Use wool and add one of the colours above as an extra parameter. <text:s text:c="2"/>Try out this example:</text:span></text:p>
        </text:list-item>
      </text:list>
      <text:p text:style-name="P20">mc.setBlock(x, y, z, block.WOOL.id, 14)</text:p>
      <text:list xml:id="list6528646151025463219" text:style-name="L2">
        <text:list-item>
          <text:p text:style-name="P15">but you can look up the colour you need in the dictionary.</text:p>
        </text:list-item>
      </text:list>
      <text:p text:style-name="P4"/>
      <text:p text:style-name="P4"><draw:frame draw:style-name="fr1" draw:name="Frame1" text:anchor-type="paragraph" svg:x="-0.007cm" svg:y="0.044cm" svg:width="16.935cm" draw:z-index="3"><draw:text-box fo:min-height="0.923cm"><text:p text:style-name="P6">Remember: don't try to do it all at once. <text:s/>Build up the program step by step and test as you g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officeooo:paragraph-rsid="0019249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0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1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5-05-01T22:51:00.300334747</dc:date>
    <dc:creator>Geoff Macartney</dc:creator>
    <meta:editing-duration>PT3H47M50S</meta:editing-duration>
    <meta:editing-cycles>30</meta:editing-cycles>
    <meta:generator>LibreOffice/4.2.7.2$Linux_x86 LibreOffice_project/420m0$Build-2</meta:generator>
    <meta:printed-by>Geoff Macartney</meta:printed-by>
    <meta:print-date>2015-04-18T00:04:44.687787043</meta:print-date>
    <meta:document-statistic meta:table-count="0" meta:image-count="2" meta:object-count="0" meta:page-count="1" meta:paragraph-count="32" meta:word-count="263" meta:character-count="1428" meta:non-whitespace-character-count="1182"/>
  </office:meta>
</office:document-meta>
</file>